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a089" officeooo:paragraph-rsid="0015a08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effb" officeooo:paragraph-rsid="0016eff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d988" officeooo:paragraph-rsid="0019d98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d988" officeooo:paragraph-rsid="001b1f4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1951" officeooo:paragraph-rsid="001d195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acf8" officeooo:paragraph-rsid="001facf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5bf3" officeooo:paragraph-rsid="00205b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b051" officeooo:paragraph-rsid="0021b05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2eb7" officeooo:paragraph-rsid="00242eb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42eb7" officeooo:paragraph-rsid="00273f5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50585" officeooo:paragraph-rsid="0025058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6a156" officeooo:paragraph-rsid="0026a15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73f5e" officeooo:paragraph-rsid="00273f5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b0229" officeooo:paragraph-rsid="002b022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dd6d9" officeooo:paragraph-rsid="002dd6d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e7ecb" officeooo:paragraph-rsid="002e7ec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ee2c6" officeooo:paragraph-rsid="002ee2c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0d27a" officeooo:paragraph-rsid="0030d2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1c523" officeooo:paragraph-rsid="0031c5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3b10c" officeooo:paragraph-rsid="0033b1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2ce087"/>
    </style:style>
    <style:style style:name="P24" style:family="paragraph" style:parent-style-name="Standard">
      <style:paragraph-properties fo:text-align="start" style:justify-single-word="false"/>
      <style:text-properties officeooo:paragraph-rsid="0019d988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d988" officeooo:paragraph-rsid="001b1f4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73f5e" officeooo:paragraph-rsid="00273f5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3b10c" officeooo:paragraph-rsid="0033b10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607bf" officeooo:paragraph-rsid="003607b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607bf" officeooo:paragraph-rsid="003651c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7be1d" officeooo:paragraph-rsid="0037be1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7be1d" officeooo:paragraph-rsid="003aa2c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aa2c1" officeooo:paragraph-rsid="003aa2c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d967d" officeooo:paragraph-rsid="003d967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2d64" officeooo:paragraph-rsid="003e2d6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118f6" officeooo:paragraph-rsid="004118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21ee3" officeooo:paragraph-rsid="00421ee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aa2c1" officeooo:paragraph-rsid="003aa2c1" style:font-weight-asian="normal" style:font-weight-complex="normal"/>
    </style:style>
    <style:style style:name="T1" style:family="text">
      <style:text-properties officeooo:rsid="0015a089"/>
    </style:style>
    <style:style style:name="T2" style:family="text">
      <style:text-properties officeooo:rsid="001b1f4b"/>
    </style:style>
    <style:style style:name="T3" style:family="text">
      <style:text-properties fo:font-weight="normal" officeooo:rsid="0019d988" style:font-weight-asian="normal" style:font-weight-complex="normal"/>
    </style:style>
    <style:style style:name="T4" style:family="text">
      <style:text-properties fo:font-weight="normal" officeooo:rsid="001b1f4b" style:font-weight-asian="normal" style:font-weight-complex="normal"/>
    </style:style>
    <style:style style:name="T5" style:family="text">
      <style:text-properties fo:font-weight="normal" officeooo:rsid="001d1951" style:font-weight-asian="normal" style:font-weight-complex="normal"/>
    </style:style>
    <style:style style:name="T6" style:family="text">
      <style:text-properties officeooo:rsid="001d1951"/>
    </style:style>
    <style:style style:name="T7" style:family="text">
      <style:text-properties officeooo:rsid="001d669f"/>
    </style:style>
    <style:style style:name="T8" style:family="text">
      <style:text-properties officeooo:rsid="00203978"/>
    </style:style>
    <style:style style:name="T9" style:family="text">
      <style:text-properties officeooo:rsid="00205bf3"/>
    </style:style>
    <style:style style:name="T10" style:family="text">
      <style:text-properties officeooo:rsid="0020806c"/>
    </style:style>
    <style:style style:name="T11" style:family="text">
      <style:text-properties officeooo:rsid="0022642f"/>
    </style:style>
    <style:style style:name="T12" style:family="text">
      <style:text-properties fo:color="#800000" style:font-name="Droid Sans Mono" fo:font-size="10.5pt" fo:background-color="#ffffff" loext:char-shading-value="0"/>
    </style:style>
    <style:style style:name="T13" style:family="text">
      <style:text-properties fo:color="#000000" style:font-name="Droid Sans Mono" fo:font-size="10.5pt" fo:background-color="#ffffff" loext:char-shading-value="0"/>
    </style:style>
    <style:style style:name="T14" style:family="text">
      <style:text-properties fo:color="#ff0000" style:font-name="Droid Sans Mono" fo:font-size="10.5pt" fo:background-color="#ffffff" loext:char-shading-value="0"/>
    </style:style>
    <style:style style:name="T15" style:family="text">
      <style:text-properties fo:color="#0000ff" style:font-name="Droid Sans Mono" fo:font-size="10.5pt" fo:background-color="#ffffff" loext:char-shading-value="0"/>
    </style:style>
    <style:style style:name="T16" style:family="text">
      <style:text-properties officeooo:rsid="002ce087" style:font-weight-asian="normal" style:font-weight-complex="normal"/>
    </style:style>
    <style:style style:name="T17" style:family="text">
      <style:text-properties officeooo:rsid="002e534a"/>
    </style:style>
    <style:style style:name="T18" style:family="text">
      <style:text-properties officeooo:rsid="003651c6"/>
    </style:style>
    <style:style style:name="T19" style:family="text">
      <style:text-properties officeooo:rsid="003c5335"/>
    </style:style>
    <style:style style:name="T20" style:family="text">
      <style:text-properties officeooo:rsid="00407147"/>
    </style:style>
    <style:style style:name="T21" style:family="text">
      <style:text-properties officeooo:rsid="00421ee3"/>
    </style:style>
    <style:style style:name="T22" style:family="text">
      <style:text-properties officeooo:rsid="00427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Mercredi 4 novembre 2020</text:span></text:p>
      <text:p text:style-name="P2"/>
      <text:p text:style-name="P2"/>
      <text:p text:style-name="P2"/>
      <text:p text:style-name="P3">Cours numéro 3 </text:p>
      <text:p text:style-name="P7"/>
      <text:p text:style-name="P4">td = <text:span text:style-name="T6">Pour écrire des </text:span>données, texte à gauche pas en gras</text:p>
      <text:p text:style-name="P4">th = (head) texte centré et en gras <text:span text:style-name="T6">( généralement pour une tête de colonne en ordonnée ou abscisse)</text:span></text:p>
      <text:p text:style-name="P4">tr = <text:span text:style-name="T6">P</text:span>our <text:span text:style-name="T6">sauter une ligne</text:span></text:p>
      <text:p text:style-name="P4"/>
      <text:p text:style-name="P25">Il y a 3 sélécteurs de base :</text:p>
      <text:p text:style-name="P6"><text:s/></text:p>
      <text:p text:style-name="P5">- Sélecteur d’élément <text:span text:style-name="T8">n’a pas de préfixe il commence directement</text:span></text:p>
      <text:p text:style-name="P5"><text:tab/><text:span text:style-name="T8">exemple : p { </text:span><text:span text:style-name="T9">ou div</text:span></text:p>
      <text:p text:style-name="P24"><text:span text:style-name="T3">- Sélecteur de classe « class » </text:span><text:span text:style-name="T4">(le sélécteur classe commence par un point ( . ))</text:span></text:p>
      <text:p text:style-name="P24"><text:span text:style-name="T4"><text:tab/></text:span><text:span text:style-name="T5">exemple : .blue</text:span></text:p>
      <text:p text:style-name="P5">- <text:span text:style-name="T2">Sélecteur ’identifiant ( id ) </text:span><text:span text:style-name="T7">(le sélecteur d’ id on commence par un ( # ))</text:span></text:p>
      <text:p text:style-name="P5"><text:tab/><text:span text:style-name="T8">exemple : # </text:span><text:span text:style-name="T10">blue</text:span></text:p>
      <text:p text:style-name="P8">Le sélecteur d’ id est prioritaire sur le sélecteur de class qui est prioritaire au sélecteur d’élément. </text:p>
      <text:p text:style-name="P8"/>
      <text:p text:style-name="P10">On peut également faire : div#top.b<text:span text:style-name="T11">lue cela va mettre touts les top en bleu. </text:span></text:p>
      <text:p text:style-name="P8"/>
      <text:p text:style-name="P9">On peut organiser les sélecteurs avec des pseudo class </text:p>
      <text:p text:style-name="P9"/>
      <text:p text:style-name="P11">Font = Police<text:tab/></text:p>
      <text:p text:style-name="P11"><text:tab/><text:span text:style-name="T17">exemple : font-family (pour les types de police comme : verdana, sans-serif</text:span></text:p>
      <text:p text:style-name="P11"><text:tab/><text:tab/> <text:span text:style-name="T17">font-size pour la taille</text:span></text:p>
      <text:p text:style-name="P12">Text = Texte </text:p>
      <text:p text:style-name="P15">Background = Arrière plan</text:p>
      <text:p text:style-name="P12"/>
      <text:p text:style-name="P26">Blocs</text:p>
      <text:p text:style-name="P11">Border = Bordure </text:p>
      <text:p text:style-name="P13">Margin = Marge</text:p>
      <text:p text:style-name="P14">Pading = Mage interne</text:p>
      <text:p text:style-name="P15">Letter = Lettre </text:p>
      <text:p text:style-name="P15"/>
      <text:p text:style-name="P16">Link permet de lier des documents html à des ressources.</text:p>
      <text:p text:style-name="P16">L’attribut Rel </text:p>
      <text:p text:style-name="P16">L’ordre des attributs n’est pas important. </text:p>
      <text:p text:style-name="P16"/>
      <text:p text:style-name="P23"><text:span text:style-name="T16">Pour créer un dossier css on peut faire : ctrl + click gauche sur le liens : css/styles.css qu’on à tapé dans </text:span><text:span text:style-name="T12">&lt;link</text:span><text:span text:style-name="T13"> </text:span><text:span text:style-name="T14">href</text:span><text:span text:style-name="T13">=</text:span><text:span text:style-name="T15">"css/styles.css"</text:span><text:span text:style-name="T13"> </text:span><text:span text:style-name="T14">rel</text:span><text:span text:style-name="T13">=</text:span><text:span text:style-name="T15">"stylesheet"</text:span></text:p>
      <text:p text:style-name="P17">body est aussi une balise comme la balise p </text:p>
      <text:p text:style-name="P17"><text:s/></text:p>
      <text:p text:style-name="P18">Pour faire un commentaire en HTML, taper : &lt; !-- </text:p>
      <text:p text:style-name="P18"/>
      <text:p text:style-name="P19">Pour les couleurs :</text:p>
      <text:p text:style-name="P19"/>
      <text:p text:style-name="P19">0 = Noir </text:p>
      <text:p text:style-name="P19">255 = Blanc</text:p>
      <text:p text:style-name="P19"/>
      <text:p text:style-name="P19"/>
      <text:p text:style-name="P19"><text:soft-page-break/>R = Red &gt; 255 </text:p>
      <text:p text:style-name="P19">G = Green</text:p>
      <text:p text:style-name="P19">B = Blue </text:p>
      <text:p text:style-name="P19"/>
      <text:p text:style-name="P19">Couleur full rouge </text:p>
      <text:p text:style-name="P19"/>
      <text:p text:style-name="P19">R = 200</text:p>
      <text:p text:style-name="P19">G = 200</text:p>
      <text:p text:style-name="P19">B = 200</text:p>
      <text:p text:style-name="P19"/>
      <text:p text:style-name="P19">Les couleurs seront grises quand toutes les couleurs de R G B sont égales.</text:p>
      <text:p text:style-name="P19">Il y aura donc 253 nuances de gris</text:p>
      <text:p text:style-name="P19"/>
      <text:p text:style-name="P20">RGB A = RED GREEN BLUE ALPHA (ALPHA = Transparence)</text:p>
      <text:p text:style-name="P21">Permet de mettre une couleur de type transparent </text:p>
      <text:p text:style-name="P21">Sur CSS transparent est une couleur. </text:p>
      <text:p text:style-name="P21"/>
      <text:p text:style-name="P22">En HEXEDECIMAL : </text:p>
      <text:p text:style-name="P22"/>
      <text:p text:style-name="P22">0 1 2 3 4 5 6 7 8 9 10 11 12 13</text:p>
      <text:p text:style-name="P22">0 1 2 3 4 5 6 7 8 9 A B C D E F </text:p>
      <text:p text:style-name="P22"/>
      <text:p text:style-name="P28">Sélecteur d’enfant : article &gt; p</text:p>
      <text:p text:style-name="P28"/>
      <text:p text:style-name="P29">Sélecteur hiérarchique : article p</text:p>
      <text:p text:style-name="P29"/>
      <text:p text:style-name="P29"><text:span text:style-name="T18">Système de pseudo-class : </text:span></text:p>
      <text:p text:style-name="P29"><text:s/><text:tab/><text:span text:style-name="T18">bleue a : link</text:span></text:p>
      <text:p text:style-name="P29"><text:tab/><text:span text:style-name="T18">violet  a:visited</text:span></text:p>
      <text:p text:style-name="P29"><text:tab/><text:span text:style-name="T18">afficher le lien dans status a : hover</text:span></text:p>
      <text:p text:style-name="P29"><text:tab/><text:span text:style-name="T18">rouge  a : active</text:span></text:p>
      <text:p text:style-name="P29"/>
      <text:p text:style-name="P31">first-child : first-of-type</text:p>
      <text:p text:style-name="P30">last-child : last-of-type</text:p>
      <text:p text:style-name="P30">nth-child : nth-of-type</text:p>
      <text:p text:style-name="P30"/>
      <text:p text:style-name="P37">Pour les lignes 2 3 et 4 : </text:p>
      <text:p text:style-name="P37"/>
      <text:p text:style-name="P32">nth-child(2n) <text:span text:style-name="T19">2n = pair et 2n+1 = impair</text:span></text:p>
      <text:p text:style-name="P32">nth-child(3n)</text:p>
      <text:p text:style-name="P32">nth-child(4n)</text:p>
      <text:p text:style-name="P32"/>
      <text:p text:style-name="P33">Si on veut toutes les balises tr dans tbody sauf la premiere on tape : </text:p>
      <text:p text:style-name="P33">tbody &gt; tr : not ( :first-child)</text:p>
      <text:p text:style-name="P33"/>
      <text:p text:style-name="P34">Si on veut toutes les balises tr dans tbody sauf la 3 ème on tape : </text:p>
      <text:p text:style-name="P34">tbody &gt; tr : not (:nth-child(3)<text:span text:style-name="T20">)</text:span></text:p>
      <text:p text:style-name="P34"/>
      <text:p text:style-name="P35">pseudo classe deux points &gt;  « : » </text:p>
      <text:p text:style-name="P35">pseudo élément deux fois deux points &gt; « :: »</text:p>
      <text:p text:style-name="P35"/>
      <text:p text:style-name="P36">l’étoile * remplace tout élément <text:span text:style-name="T22">du document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09:04:43.612582599</meta:creation-date>
    <dc:date>2020-11-05T09:12:49.988633016</dc:date>
    <meta:editing-duration>PT21H38M40S</meta:editing-duration>
    <meta:editing-cycles>40</meta:editing-cycles>
    <meta:generator>LibreOffice/6.4.6.2$Linux_X86_64 LibreOffice_project/40$Build-2</meta:generator>
    <meta:document-statistic meta:table-count="0" meta:image-count="0" meta:object-count="0" meta:page-count="2" meta:paragraph-count="72" meta:word-count="492" meta:character-count="2470" meta:non-whitespace-character-count="2004"/>
  </office:meta>
</office:document-meta>
</file>